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8b3" officeooo:paragraph-rsid="000d68b3"/>
    </style:style>
    <style:style style:name="P2" style:family="paragraph" style:parent-style-name="Standard">
      <style:text-properties officeooo:rsid="000e8078" officeooo:paragraph-rsid="000e8078"/>
    </style:style>
    <style:style style:name="P3" style:family="paragraph" style:parent-style-name="Standard">
      <style:text-properties officeooo:rsid="00107cfb" officeooo:paragraph-rsid="00107cfb"/>
    </style:style>
    <style:style style:name="P4" style:family="paragraph" style:parent-style-name="Standard">
      <style:text-properties officeooo:rsid="00114dc7" officeooo:paragraph-rsid="00114dc7"/>
    </style:style>
    <style:style style:name="P5" style:family="paragraph" style:parent-style-name="Standard">
      <style:text-properties officeooo:rsid="0011c0be" officeooo:paragraph-rsid="0011c0be"/>
    </style:style>
    <style:style style:name="P6" style:family="paragraph" style:parent-style-name="Standard">
      <style:text-properties officeooo:rsid="0013af51" officeooo:paragraph-rsid="0013af51"/>
    </style:style>
    <style:style style:name="P7" style:family="paragraph" style:parent-style-name="Standard">
      <style:text-properties officeooo:rsid="0015809b" officeooo:paragraph-rsid="0015809b"/>
    </style:style>
    <style:style style:name="P8" style:family="paragraph" style:parent-style-name="Standard">
      <style:text-properties officeooo:rsid="001630a8" officeooo:paragraph-rsid="001630a8"/>
    </style:style>
    <style:style style:name="P9" style:family="paragraph" style:parent-style-name="Standard">
      <style:text-properties officeooo:rsid="0017d558" officeooo:paragraph-rsid="0017d55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e8078"/>
    </style:style>
    <style:style style:name="T4" style:family="text">
      <style:text-properties officeooo:rsid="00107cfb"/>
    </style:style>
    <style:style style:name="T5" style:family="text">
      <style:text-properties officeooo:rsid="00114dc7"/>
    </style:style>
    <style:style style:name="T6" style:family="text">
      <style:text-properties officeooo:rsid="0013af51"/>
    </style:style>
    <style:style style:name="T7" style:family="text">
      <style:text-properties officeooo:rsid="0015809b"/>
    </style:style>
    <style:style style:name="T8" style:family="text">
      <style:text-properties officeooo:rsid="001630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WARE A4:</text:p>
      <text:p text:style-name="P1"><text:tab/>D3</text:p>
      <text:p text:style-name="P1"><text:tab/>Tesing Specific binning</text:p>
      <text:p text:style-name="P1"><text:tab/>Testing General Binning</text:p>
      <text:p text:style-name="P1"><text:tab/>Testing Search Speed</text:p>
      <text:p text:style-name="P1"><text:tab/><text:tab/>Circle pack</text:p>
      <text:p text:style-name="P1"><text:tab/><text:tab/>Network Relationship</text:p>
      <text:p text:style-name="P1"><text:tab/><text:tab/><text:tab/>Set up collapse on Zoom</text:p>
      <text:p text:style-name="P1"><text:tab/></text:p>
      <text:p text:style-name="P1"/>
      <text:p text:style-name="P1">WEBWARE FINAL:</text:p>
      <text:p text:style-name="P1"/>
      <text:p text:style-name="P1"><text:tab/>Get layout of Ryley, <text:span text:style-name="T3"># of teams</text:span> to setup <text:span text:style-name="T3">location and extensiopn cord count</text:span></text:p>
      <text:p text:style-name="P1"/>
      <text:p text:style-name="P1"><text:tab/>Get an IDEA</text:p>
      <text:p text:style-name="P1"><text:tab/>Proposal due Sunday Midnight</text:p>
      <text:p text:style-name="P1"><text:tab/>Code DUE Oct 10<text:span text:style-name="T1">th</text:span> midnight</text:p>
      <text:p text:style-name="P1"><text:tab/>Demo Oct 11<text:span text:style-name="T1">th</text:span> </text:p>
      <text:p text:style-name="P1"><text:tab/></text:p>
      <text:p text:style-name="P1"><text:tab/></text:p>
      <text:p text:style-name="P2">Cookies: <text:span text:style-name="T4">(login and analytics info)</text:span></text:p>
      <text:p text:style-name="P2"><text:tab/>server: <text:span text:style-name="T4">(better)</text:span></text:p>
      <text:p text:style-name="P2"><text:tab/><text:tab/>Set</text:p>
      <text:p text:style-name="P2"><text:tab/><text:tab/>Parse</text:p>
      <text:p text:style-name="P2"><text:tab/></text:p>
      <text:p text:style-name="P2"><text:tab/>Client: <text:span text:style-name="T4">(preferences)</text:span></text:p>
      <text:p text:style-name="P2"><text:tab/><text:tab/>Set</text:p>
      <text:p text:style-name="P2"><text:tab/><text:tab/>parse</text:p>
      <text:p text:style-name="P3">Storage:</text:p>
      <text:p text:style-name="P3"><text:tab/>4096 bytes</text:p>
      <text:p text:style-name="P3"><text:tab/>sent back with EVERY HTTP REQUEST</text:p>
      <text:p text:style-name="P3"><text:tab/>security concerns</text:p>
      <text:p text:style-name="P3"><text:tab/>Localstorage:</text:p>
      <text:p text:style-name="P3"><text:tab/><text:tab/>cached in browser</text:p>
      <text:p text:style-name="P3"><text:tab/><text:tab/>between tabs &amp; visits</text:p>
      <text:p text:style-name="P3"><text:tab/><text:span text:style-name="T5">session storage – deletes on window close</text:span></text:p>
      <text:p text:style-name="P3"><text:tab/><text:tab/><text:tab/><text:span text:style-name="T5">everything is same from local other than delete</text:span></text:p>
      <text:p text:style-name="P4">Cookies exists on document origin </text:p>
      <text:p text:style-name="P4"/>
      <text:p text:style-name="P6">Templating libraries:</text:p>
      <text:p text:style-name="P5"><text:tab/>Underscore js library</text:p>
      <text:p text:style-name="P5"><text:tab/><text:span text:style-name="T6">Mustache js (multi language ease support)</text:span></text:p>
      <text:p text:style-name="P5"><text:tab/><text:span text:style-name="T7">handlebars</text:span></text:p>
      <text:p text:style-name="P5"><text:tab/><text:span text:style-name="T7">pug / jade</text:span></text:p>
      <text:p text:style-name="P5"/>
      <text:p text:style-name="P5"/>
      <text:p text:style-name="P5"/>
      <text:p text:style-name="P5"/>
      <text:p text:style-name="P5"/>
      <text:p text:style-name="P7"><text:soft-page-break/>REST:</text:p>
      <text:p text:style-name="P7"><text:tab/>representational state transfer</text:p>
      <text:p text:style-name="P7"><text:tab/>architecture for resource <text:span text:style-name="T8">(tree / flat trees are better)</text:span></text:p>
      <text:p text:style-name="P7"><text:tab/>ie: ways to arrange existing things</text:p>
      <text:p text:style-name="P7"><text:tab/>using GET, Post, Put, Delete, on NOUNS/OBJ</text:p>
      <text:p text:style-name="P7"><text:tab/><text:span text:style-name="T8">stateless, multiserver, state → scale (editing comment quickly ) </text:span></text:p>
      <text:p text:style-name="P7"><text:tab/><text:span text:style-name="T8">Post: create</text:span></text:p>
      <text:p text:style-name="P7"><text:tab/><text:span text:style-name="T8">GET: retrieve</text:span></text:p>
      <text:p text:style-name="P8"><text:tab/>Put: modify</text:p>
      <text:p text:style-name="P8"><text:tab/>Del: delete</text:p>
      <text:p text:style-name="P8"/>
      <text:p text:style-name="P9">SOAP:</text:p>
      <text:p text:style-name="P9"><text:tab/>REST but instead of HTTP requests use URL Logic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14:35.903814875</meta:creation-date>
    <dc:date>2018-09-27T13:32:04.440549477</dc:date>
    <meta:editing-duration>PT26M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171" meta:character-count="1122" meta:non-whitespace-character-count="939"/>
  </office:meta>
</office:document-meta>
</file>